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5.347cm" svg:x="8.89cm" svg:y="14.605cm">
          <draw:text-box>
            <text:p text:style-name="P3"><text:span text:style-name="T2">;; andy kriger</text:span></text:p>
            <text:p text:style-name="P3"><text:span text:style-name="T2">;; jun group <text:s/></text:span></text:p>
            <text:p text:style-name="P3"><text:span text:style-name="T2">;; nyc <text:s text:c="7"/>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3.38cm" svg:x="2.159cm" svg:y="13.271cm" presentation:class="notes" presentation:user-transformed="true">
            <draw:text-box>
              <text:p>Preliminary</text:p>
              <text:p>tail agent log + clean log dir</text:p>
              <text:p>start math server</text:p>
              <text:p>start grinder agent + console</text:p>
              <text:p>set grinder dir to project</text:p>
              <text:p>open working.properties in console</text:p>
              <text:p><text:tab/>set hello_test w 1 thread and 10 runs</text:p>
              <text:p>emacs with math fileset</text:p>
              <text:p>clojure-jack-in</text:p>
              <text:p><text:tab/>use '[math core test]</text:p>
              <text:p>open all files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imple</text:span></text:p>
            <text:p><text:span text:style-name="T1">arithmetic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requests to the math server in a browser</text:span></text:p>
              <text:p><text:span text:style-name="T3">math server code</text:span></text:p>
              <text:p><text:span text:style-name="T3">math server testing</text:span>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FAQ: “The Grinder is a programmer's load tester”</text:span></text:p>
              <text:p><text:span text:style-name="T3">console &amp; agents</text:span></text:p>
              <text:p><text:span text:style-name="T3">properties files</text:span></text:p>
              <text:p><text:span text:style-name="T3">test scripts</text:span>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ello_test</text:span></text:p>
              <text:p><text:span text:style-name="T3">showing log output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_test</text:span></text:p>
              <text:p><text:span text:style-name="T3">http_instrumented</text:span></text:p>
              <text:p><text:span text:style-name="T3">http_stats</text:span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_binding</text:span></text:p>
              <text:p><text:span text:style-name="T3"/></text:p>
              <text:p><text:span text:style-name="T3">dynamic wrapper for clj-http/get</text:span></text:p>
              <text:p><text:span text:style-name="T3">matching arity +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ttp_shared</text:span>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leftover</text:span></text:p>
            <text:p><text:span text:style-name="T1">fasteners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proxy – for recording scripts</text:span></text:p>
              <text:p><text:span text:style-name="T3">headless – for continuous integration</text:span></text:p>
              <text:p><text:span text:style-name="T3">cloud – for load</text:span></text:p>
              <text:p><text:span text:style-name="T3">avout – for data sharing</text:span></text:p>
            </draw:text-box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s://github.com/locopati/load-testing-with-clojure">Demo code on Github</text:a></text:p>
            <text:p/>
            <text:p><text:a xlink:href="http://grinder.sourceforge.net/">http://grinder.sourceforge.net/</text:a></text:p>
            <text:p/>
            <text:p>http://palletops.com/</text:p>
            <text:p/>
            <text:p>http://avout.io/</text:p>
            <text:p/>
            <text:p/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1DT10H29M41S</meta:editing-duration>
    <meta:editing-cycles>34</meta:editing-cycles>
    <dc:date>2012-03-16T07:40:49</dc:date>
    <dc:creator>andy kriger</dc:creator>
    <meta:generator>LibreOffice/3.3$Unix LibreOffice_project/330m19$Build-401</meta:generator>
    <meta:document-statistic meta:object-count="49"/>
  </office:meta>
</office:document-meta>
</file>